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3.43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509cm" svg:height="1.025cm" svg:x="2.397cm" svg:y="1.381cm">
          <draw:text-box>
            <text:p>WAR Archive Header</text:p>
          </draw:text-box>
        </draw:frame>
        <draw:custom-shape draw:style-name="gr2" draw:text-style-name="P1" draw:layer="layout" svg:width="8.001cm" svg:height="1.456cm" svg:x="2.524cm" svg:y="2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67cm" svg:height="1.456cm" svg:x="2.524cm" svg:y="2.338cm">
          <text:p text:style-name="P1"><text:span text:style-name="T1">Magic </text:span></text:p>
          <text:p text:style-name="P1"><text:span text:style-name="T1">Number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67cm" svg:height="1.456cm" svg:x="5.191cm" svg:y="2.338cm">
          <text:p text:style-name="P1"><text:span text:style-name="T1">Number of </text:span></text:p>
          <text:p text:style-name="P1"><text:span text:style-name="T1">Fil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456cm" svg:x="7.858cm" svg:y="2.338cm">
          <text:p text:style-name="P1"><text:span text:style-name="T1">Typ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6.256cm" svg:height="1.986cm" svg:x="2.397cm" svg:y="7.142cm">
          <text:p text:style-name="P1">War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254cm" svg:height="1.986cm" svg:x="2.397cm" svg:y="7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.524cm" svg:y1="3.667cm" svg:x2="2.524cm" svg:y2="7.096cm">
          <text:p/>
        </draw:line>
        <draw:frame draw:style-name="gr9" draw:layer="layout" svg:width="6.42cm" svg:height="0.962cm" svg:x="2.581cm" svg:y="3.975cm">
          <draw:text-box>
            <text:p>Table of Data Offsets</text:p>
          </draw:text-box>
        </draw:frame>
        <draw:custom-shape draw:style-name="gr2" draw:text-style-name="P1" draw:layer="layout" svg:width="7.62cm" svg:height="1.456cm" svg:x="2.7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905cm" svg:height="1.456cm" svg:x="2.778cm" svg:y="4.81cm">
          <text:p text:style-name="P1"><text:span text:style-name="T1">Data1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905cm" svg:height="1.456cm" svg:x="4.683cm" svg:y="4.81cm">
          <text:p text:style-name="P1"><text:span text:style-name="T1">Data2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05cm" svg:height="1.456cm" svg:x="6.588cm" svg:y="4.81cm">
          <text:p text:style-name="P1"><text:span text:style-name="T1">Data3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905cm" svg:height="1.456cm" svg:x="8.493cm" svg:y="4.81cm">
          <text:p text:style-name="P1"><text:span text:style-name="T1">DataN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27cm" svg:height="1.986cm" svg:x="2.651cm" svg:y="7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.905cm" svg:y1="6.207cm" svg:x2="2.905cm" svg:y2="7.096cm">
          <text:p/>
        </draw:line>
        <draw:frame draw:style-name="gr9" draw:text-style-name="P3" draw:layer="layout" svg:width="5.4cm" svg:height="0.763cm" svg:x="10.271cm" svg:y="4.81cm">
          <draw:text-box>
            <text:p><text:span text:style-name="T2">N for Number of Ent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6T23:10:10</meta:creation-date>
    <meta:generator>LibreOffice/4.0.3.3$MacOSX_x86 LibreOffice_project/0eaa50a932c8f2199a615e1eb30f7ac74279539</meta:generator>
    <dc:date>2013-07-27T02:11:37</dc:date>
    <meta:editing-duration>PT2H57M54S</meta:editing-duration>
    <meta:editing-cycles>7</meta:editing-cycles>
    <meta:document-statistic meta:object-count="17"/>
  </office:meta>
</office:document-meta>
</file>